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ela2" style:family="table" style:master-page-name="">
      <style:table-properties style:width="15.302cm" fo:margin-left="-0.058cm" fo:margin-top="0cm" fo:margin-bottom="0cm" style:page-number="auto" table:align="left" style:writing-mode="lr-tb"/>
    </style:style>
    <style:style style:name="Tabela2.A" style:family="table-column">
      <style:table-column-properties style:column-width="1.3cm"/>
    </style:style>
    <style:style style:name="Tabela2.B" style:family="table-column">
      <style:table-column-properties style:column-width="1.99cm"/>
    </style:style>
    <style:style style:name="Tabela2.C" style:family="table-column">
      <style:table-column-properties style:column-width="4.27cm"/>
    </style:style>
    <style:style style:name="Tabela2.D" style:family="table-column">
      <style:table-column-properties style:column-width="7.74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3" style:family="table-row">
      <style:table-row-properties style:min-row-height="0.6cm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5pt solid #999999"/>
    </style:style>
    <style:style style:name="Tabela2.B3" style:family="table-cell">
      <style:table-cell-properties style:vertical-align="middle" fo:padding-left="0.058cm" fo:padding-right="0cm" fo:padding-top="0cm" fo:padding-bottom="0cm" fo:border="0.5pt solid #999999"/>
    </style:style>
    <style:style style:name="Tabela2.C3" style:family="table-cell">
      <style:table-cell-properties style:vertical-align="middle" fo:padding-left="0.058cm" fo:padding-right="0cm" fo:padding-top="0cm" fo:padding-bottom="0cm" fo:border="0.5pt solid #999999"/>
    </style:style>
    <style:style style:name="Tabela2.D3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b2f56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6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7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01fb18e"/>
    </style:style>
    <style:style style:name="P8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9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fb18e"/>
    </style:style>
    <style:style style:name="P10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1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12" style:family="paragraph" style:parent-style-name="Text_20_body">
      <style:paragraph-properties fo:line-height="115%" fo:text-align="justify" style:justify-single-word="false"/>
      <style:text-properties officeooo:paragraph-rsid="001a4190"/>
    </style:style>
    <style:style style:name="P13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14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5" style:family="paragraph" style:parent-style-name="Text_20_body" style:list-style-name="L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6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7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8" style:family="paragraph" style:parent-style-name="Text_20_body" style:list-style-name="L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9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0" style:family="paragraph" style:parent-style-name="Text_20_body" style:list-style-name="L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1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2" style:family="paragraph" style:parent-style-name="Text_20_body" style:list-style-name="L6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3" style:family="paragraph" style:parent-style-name="Text_20_body" style:list-style-name="L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4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fb18e"/>
    </style:style>
    <style:style style:name="P25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26" style:family="paragraph" style:parent-style-name="Versões">
      <style:text-properties style:font-name="Liberation Serif" fo:font-weight="bold" officeooo:paragraph-rsid="001fb18e" style:font-weight-asian="bold"/>
    </style:style>
    <style:style style:name="P27" style:family="paragraph" style:parent-style-name="Versões">
      <style:text-properties style:font-name="Liberation Serif" officeooo:rsid="001fb18e" officeooo:paragraph-rsid="001fb18e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b2f56"/>
    </style:style>
    <style:style style:name="T4" style:family="text">
      <style:text-properties style:use-window-font-color="true" style:text-underline-style="none" officeooo:rsid="001fb18e"/>
    </style:style>
    <style:style style:name="T5" style:family="text">
      <style:text-properties officeooo:rsid="001d2f1d"/>
    </style:style>
    <style:style style:name="T6" style:family="text">
      <style:text-properties fo:font-style="italic" officeooo:rsid="001d2f1d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Strong_20_Emphasis"><text:span text:style-name="T1">Planejamento</text:span></text:span></text:h>
      <text:h text:style-name="P25" text:outline-level="2"><text:span text:style-name="T2">1</text:span><text:span text:style-name="T1">.1</text:span><text:span text:style-name="Strong_20_Emphasis"><text:span text:style-name="T1">Visão Geral</text:span></text:span></text:h>
      <text:p text:style-name="P12"><text:span text:style-name="T1"><text:tab/>O planejamento do projeto refina os objetivos do projeto e planeja o trabalho necessário para alcançá-los. </text:span><text:span text:style-name="T4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25" text:outline-level="2"><text:span text:style-name="T2">1</text:span><text:span text:style-name="T1">.2</text:span><text:span text:style-name="Strong_20_Emphasis"><text:span text:style-name="T1">Pré-requisitos</text:span></text:span></text:h>
      <text:list xml:id="list6518045389154688643" text:style-name="L1">
        <text:list-item>
          <text:p text:style-name="P13">Solicitação do projeto aprovada; </text:p>
        </text:list-item>
        <text:list-item>
          <text:p text:style-name="P11">Gerente de projeto definido. </text:p>
        </text:list-item>
      </text:list>
      <text:h text:style-name="P25" text:outline-level="2" text:is-list-header="true"><text:span text:style-name="T2">1</text:span><text:span text:style-name="T1">.4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26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6">Versão</text:p>
          </table:table-cell>
          <table:table-cell table:style-name="Tabela2.A1" office:value-type="string">
            <text:p text:style-name="P26">Data</text:p>
          </table:table-cell>
          <table:table-cell table:style-name="Tabela2.A1" office:value-type="string">
            <text:p text:style-name="P26">Autor</text:p>
          </table:table-cell>
          <table:table-cell table:style-name="Tabela2.A1" office:value-type="string">
            <text:p text:style-name="P26">Notas da Revisão</text:p>
          </table:table-cell>
        </table:table-row>
        <table:table-row table:style-name="Tabela2.3">
          <table:table-cell table:style-name="Tabela2.A3" office:value-type="string">
            <text:p text:style-name="P27">1.0</text:p>
          </table:table-cell>
          <table:table-cell table:style-name="Tabela2.B3" office:value-type="string">
            <text:p text:style-name="P27">31/08/2016</text:p>
          </table:table-cell>
          <table:table-cell table:style-name="Tabela2.C3" office:value-type="string">
            <text:p text:style-name="P27">Noemi Pereira Scherer</text:p>
          </table:table-cell>
          <table:table-cell table:style-name="Tabela2.D3" office:value-type="string">
            <text:p text:style-name="P27">Definir visão geral; Definir “desenvolver o plano de gerenciamento de projeto.”</text:p>
          </table:table-cell>
        </table:table-row>
      </table:table>
      <text:h text:style-name="P9" text:outline-level="3"><text:span text:style-name="T2">1</text:span><text:span text:style-name="T1">.4.1</text:span>Desenvolver o plano de gerenciamento do projeto</text:h>
      <text:p text:style-name="P1"><text:tab/><text:span text:style-name="T5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1"><text:tab/><text:span text:style-name="T5">Na saída, encontra-se um </text:span><text:span text:style-name="T6">link</text:span><text:span text:style-name="T5"> para o acesso do plano de gerenciamento de projeto, e na entrada está o </text:span><text:span text:style-name="T6">link</text:span><text:span text:style-name="T5"> de acesso para o termo de abertura do projeto. Ambos se encontram na mesma pasta do repositório, DocumentosProjeto. </text:span></text:p>
      <text:p text:style-name="P2"><text:span text:style-name="Strong_20_Emphasis"><text:span text:style-name="T1">Entrada</text:span></text:span><text:span text:style-name="T1">: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p text:style-name="P1"><text:span text:style-name="Strong_20_Emphasis"><text:span text:style-name="T1">Saída</text:span></text:span><text:span text:style-name="T1">: Plano de Gerenciamento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h text:style-name="P8" text:outline-level="3"><text:span text:style-name="T2">1</text:span><text:span text:style-name="T1">.4.2</text:span><text:span text:style-name="Strong_20_Emphasis"><text:span text:style-name="T1">Definir o escopo do projeto</text:span></text:span></text:h>
      <text:p text:style-name="P1"><text:span text:style-name="Strong_20_Emphasis"><text:span text:style-name="T1">Checklist</text:span></text:span></text:p>
      <text:p text:style-name="P1"><text:span text:style-name="Strong_20_Emphasis"><text:span text:style-name="T1">Finalidade</text:span></text:span><text:span text:style-name="T1">:Descrever de forma clara as entregas do projeto </text:span></text:p>
      <text:p text:style-name="P1"><text:span text:style-name="Strong_20_Emphasis"><text:span text:style-name="T1">Entrada</text:span></text:span><text:span text:style-name="T1">:Termo de Abertura do Projeto</text:span></text:p>
      <text:p text:style-name="P1"><text:span text:style-name="Strong_20_Emphasis"><text:span text:style-name="T1">Saída</text:span></text:span><text:span text:style-name="T1">:</text:span></text:p>
      <text:list xml:id="list4165065586342633247" text:style-name="L2">
        <text:list-item>
          <text:p text:style-name="P14"><text:soft-page-break/>Declaração de Escopo (Seção do Plano de Projeto ou Documento auxiliar); </text:p>
        </text:list-item>
        <text:list-item>
          <text:p text:style-name="P19">Estrutura Analítica do Projeto (EAP ou WBS) </text:p>
        </text:list-item>
      </text:list>
      <text:h text:style-name="P8" text:outline-level="3" text:is-list-header="true"><text:span text:style-name="T2">1</text:span><text:span text:style-name="T1">.4.3Planejar o gerenciamento da qualidade (8.1-PMBOK)</text:span></text:h>
      <text:list xml:id="list5953431590434709215" text:style-name="L3">
        <text:list-header>
          <text:p text:style-name="P20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7331846831078699014" text:style-name="L4">
        <text:list-header>
          <text:p text:style-name="P15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6654847165974558018" text:style-name="L5">
        <text:list-item>
          <text:p text:style-name="P21">Plano de gerenciamento da qualidade Ou seção de qualidade no plano de projeto. </text:p>
        </text:list-item>
      </text:list>
      <text:h text:style-name="P10" text:outline-level="3"/>
      <text:h text:style-name="P8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1679460166491234821" text:style-name="L6">
        <text:list-item>
          <text:p text:style-name="P16">Cronograma. </text:p>
        </text:list-item>
        <text:list-item>
          <text:p text:style-name="P22">Orçamento. </text:p>
        </text:list-item>
      </text:list>
      <text:h text:style-name="P10" text:outline-level="3" text:is-list-header="true"><text:soft-page-break/></text:h>
      <text:h text:style-name="P8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2240708323633391753" text:style-name="L7">
        <text:list-header>
          <text:p text:style-name="P17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10" text:outline-level="3"/>
      <text:h text:style-name="P8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</text:span></text:p>
      <text:list xml:id="list4171227741679076112" text:style-name="L8">
        <text:list-item>
          <text:p text:style-name="P18">Aumentar a probabilidade e o impacto dos eventos positivos e </text:p>
        </text:list-item>
        <text:list-item>
          <text:p text:style-name="P23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10" text:outline-level="3"/>
      <text:h text:style-name="P8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3"/>
      <text:h text:style-name="P25" text:outline-level="2"><text:span text:style-name="T2">1</text:span><text:span text:style-name="T1">.5</text:span><text:span text:style-name="Strong_20_Emphasis"><text:span text:style-name="T1">Saída</text:span></text:span></text:h>
      <text:h text:style-name="P6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08-31T20:35:03.968812637</dc:date>
    <meta:editing-duration>PT30M5S</meta:editing-duration>
    <meta:editing-cycles>6</meta:editing-cycles>
    <meta:generator>LibreOffice/5.1.4.2$Linux_X86_64 LibreOffice_project/10m0$Build-2</meta:generator>
    <meta:document-statistic meta:table-count="2" meta:image-count="0" meta:object-count="0" meta:page-count="3" meta:paragraph-count="71" meta:word-count="500" meta:character-count="3454" meta:non-whitespace-character-count="3017"/>
  </office:meta>
</office:document-meta>
</file>